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4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Microsoft YaHei" style:font-name-complex="Arial" style:font-size-asian="10pt" style:font-size-complex="10pt"/>
    </style:style>
    <style:style style:name="T5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,itm_orc_bill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,itm_orc_bill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,itm_orc_bill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4">|knows_ironflesh_3</text:span><text:span text:style-name="T5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4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4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4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7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.00.0000</text:date>, <text:time style:data-style-name="N2" text:time-value="15:31:47.8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3-06T18:35:48.866000000</dc:date>
    <meta:editing-cycles>489</meta:editing-cycles>
    <meta:editing-duration>P5DT18H48M33S</meta:editing-duration>
    <dc:creator>Jöran Balks</dc:creator>
    <meta:document-statistic meta:table-count="2" meta:cell-count="7113" meta:object-count="0"/>
  </office:meta>
</office:document-meta>
</file>